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10" style:family="table-column">
      <style:table-column-properties style:column-width="0.952in" style:use-optimal-column-width="false"/>
    </style:style>
    <style:style style:name="TableColumn11" style:family="table-column">
      <style:table-column-properties style:column-width="5.3201in" style:use-optimal-column-width="false"/>
    </style:style>
    <style:style style:name="Table9" style:family="table">
      <style:table-properties style:width="6.2722in" fo:margin-left="0.075in" table:align="left"/>
    </style:style>
    <style:style style:name="TableRow12" style:family="table-row">
      <style:table-row-properties style:min-row-height="1.1305in" style:use-optimal-row-height="false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fo:language="id" fo:country="ID" style:language-asian="id" style:country-asian="ID"/>
    </style:style>
    <style:style style:name="T16" style:parent-style-name="DefaultParagraphFont" style:family="text">
      <style:text-properties fo:language="id" fo:country="ID" style:language-asian="id" style:country-asian="ID"/>
    </style:style>
    <style:style style:name="P17" style:parent-style-name="Normal" style:family="paragraph">
      <style:paragraph-properties fo:text-align="center"/>
      <style:text-properties fo:font-size="20pt" style:font-size-asian="20pt" style:font-size-complex="20pt" fo:language="sv" fo:country="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>
        <style:tab-stops>
          <style:tab-stop style:type="left" style:position="4.4041in"/>
        </style:tab-stops>
      </style:paragraph-properties>
      <style:text-properties fo:font-size="18pt" style:font-size-asian="18pt" style:font-size-complex="18pt" fo:language="sv" fo:country="SE"/>
    </style:style>
    <style:style style:name="P20" style:parent-style-name="Normal" style:family="paragraph">
      <style:paragraph-properties fo:text-align="center">
        <style:tab-stops>
          <style:tab-stop style:type="left" style:position="4.4041in"/>
        </style:tab-stops>
      </style:paragraph-properties>
      <style:text-properties fo:font-size="18pt" style:font-size-asian="18pt" style:font-size-complex="18pt" fo:language="sv" fo:country="SE"/>
    </style:style>
    <style:style style:name="P21" style:parent-style-name="Textbody" style:family="paragraph">
      <style:paragraph-properties fo:text-align="center" fo:margin-bottom="0in">
        <style:tab-stops>
          <style:tab-stop style:type="left" style:position="4.4041in"/>
        </style:tab-stops>
      </style:paragraph-properties>
    </style:style>
    <style:style style:name="T22" style:parent-style-name="DefaultParagraphFont" style:family="text">
      <style:text-properties style:font-name="Times New Roman" fo:font-size="8pt" style:font-size-asian="8pt" style:font-size-complex="8pt" fo:language="sv" fo:country="SE"/>
    </style:style>
    <style:style style:name="T23" style:parent-style-name="DefaultParagraphFont" style:family="text">
      <style:text-properties style:font-name="Times New Roman" fo:font-size="8pt" style:font-size-asian="8pt" style:font-size-complex="8pt"/>
    </style:style>
    <style:style style:name="T24" style:parent-style-name="DefaultParagraphFont" style:family="text">
      <style:text-properties style:font-name="Times New Roman" fo:font-size="8pt" style:font-size-asian="8pt" style:font-size-complex="8pt" fo:language="sv" fo:country="SE"/>
    </style:style>
    <style:style style:name="T25" style:parent-style-name="DefaultParagraphFont" style:family="text">
      <style:text-properties style:font-name="Times New Roman" fo:font-size="8pt" style:font-size-asian="8pt" style:font-size-complex="8pt"/>
    </style:style>
    <style:style style:name="P26" style:parent-style-name="Textbody" style:family="paragraph">
      <style:paragraph-properties fo:text-align="center" fo:margin-bottom="0in"/>
    </style:style>
    <style:style style:name="T27" style:parent-style-name="DefaultParagraphFont" style:family="text">
      <style:text-properties style:font-name="Times New Roman" fo:font-size="8pt" style:font-size-asian="8pt" style:font-size-complex="8pt"/>
    </style:style>
    <style:style style:name="T28" style:parent-style-name="DefaultParagraphFont" style:family="text">
      <style:text-properties style:font-name="Times New Roman" fo:font-size="8pt" style:font-size-asian="8pt" style:font-size-complex="8pt"/>
    </style:style>
    <style:style style:name="T29" style:parent-style-name="DefaultParagraphFont" style:family="text">
      <style:text-properties style:font-name="Times New Roman" fo:font-size="8pt" style:font-size-asian="8pt" style:font-size-complex="8pt"/>
    </style:style>
    <style:style style:name="T30" style:parent-style-name="DefaultParagraphFont" style:family="text">
      <style:text-properties style:font-name="Times New Roman" fo:font-size="8pt" style:font-size-asian="8pt" style:font-size-complex="8pt"/>
    </style:style>
    <style:style style:name="P31" style:parent-style-name="Textbody" style:family="paragraph">
      <style:paragraph-properties fo:text-align="center" fo:margin-bottom="0in"/>
    </style:style>
    <style:style style:name="T32" style:parent-style-name="DefaultParagraphFont" style:family="text">
      <style:text-properties style:font-name="Times New Roman" fo:font-size="8pt" style:font-size-asian="8pt" style:font-size-complex="8pt"/>
    </style:style>
    <style:style style:name="T33" style:parent-style-name="DefaultParagraphFont" style:family="text">
      <style:text-properties style:font-name="Times New Roman" fo:font-size="8pt" style:font-size-asian="8pt" style:font-size-complex="8pt"/>
    </style:style>
    <style:style style:name="P34" style:parent-style-name="Textbody" style:family="paragraph">
      <style:paragraph-properties fo:text-align="center" fo:margin-bottom="0in">
        <style:tab-stops>
          <style:tab-stop style:type="left" style:position="4.4041in"/>
        </style:tab-stops>
      </style:paragraph-properties>
    </style:style>
    <style:style style:name="T35" style:parent-style-name="DefaultParagraphFont" style:family="text">
      <style:text-properties style:font-name="Times New Roman" fo:font-size="8pt" style:font-size-asian="8pt" style:font-size-complex="8pt"/>
    </style:style>
    <style:style style:name="T36" style:parent-style-name="DefaultParagraphFont" style:family="text">
      <style:text-properties style:font-name="Times New Roman" fo:font-size="8pt" style:font-size-asian="8pt" style:font-size-complex="8pt" fo:language="sv" fo:country="SE"/>
    </style:style>
    <style:style style:name="T37" style:parent-style-name="DefaultParagraphFont" style:family="text">
      <style:text-properties fo:language="id" fo:country="ID"/>
    </style:style>
    <style:style style:name="P38" style:parent-style-name="Normal" style:family="paragraph">
      <style:paragraph-properties fo:margin-left="3.5in" fo:text-indent="0.5in">
        <style:tab-stops/>
      </style:paragraph-properties>
    </style:style>
    <style:style style:name="P39" style:parent-style-name="Normal" style:family="paragraph">
      <style:paragraph-properties fo:margin-left="3.5in" fo:text-indent="0.5in">
        <style:tab-stops/>
      </style:paragraph-properties>
    </style:style>
    <style:style style:name="P40" style:parent-style-name="Normal" style:family="paragraph">
      <style:paragraph-properties fo:margin-left="3.5in" fo:text-indent="0.5in">
        <style:tab-stops/>
      </style:paragraph-properties>
    </style:style>
    <style:style style:name="T41" style:parent-style-name="DefaultParagraphFont" style:family="text">
      <style:text-properties fo:language="id" fo:country="ID"/>
    </style:style>
    <style:style style:name="T42" style:parent-style-name="DefaultParagraphFont" style:family="text">
      <style:text-properties fo:language="id" fo:country="ID"/>
    </style:style>
    <style:style style:name="P43" style:parent-style-name="Normal" style:family="paragraph">
      <style:paragraph-properties fo:text-align="center"/>
    </style:style>
    <style:style style:name="P44" style:parent-style-name="Normal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.4062in"/>
        </style:tab-stops>
      </style:paragraph-properties>
    </style:style>
    <style:style style:name="T45" style:parent-style-name="DefaultParagraphFont" style:family="text">
      <style:text-properties fo:language="id" fo:country="ID"/>
    </style:style>
    <style:style style:name="T46" style:parent-style-name="DefaultParagraphFont" style:family="text">
      <style:text-properties fo:language="id" fo:country="ID"/>
    </style:style>
    <style:style style:name="T47" style:parent-style-name="DefaultParagraphFont" style:family="text">
      <style:text-properties fo:language="id" fo:country="ID"/>
    </style:style>
    <style:style style:name="T48" style:parent-style-name="DefaultParagraphFont" style:family="text">
      <style:text-properties fo:language="id" fo:country="ID"/>
    </style:style>
    <style:style style:name="T49" style:parent-style-name="DefaultParagraphFont" style:family="text">
      <style:text-properties fo:language="id" fo:country="ID"/>
    </style:style>
    <style:style style:name="P50" style:parent-style-name="Normal" style:family="paragraph">
      <style:paragraph-properties fo:margin-left="0.5in">
        <style:tab-stops/>
      </style:paragraph-properties>
    </style:style>
    <style:style style:name="P51" style:parent-style-name="Normal" style:family="paragraph">
      <style:paragraph-properties fo:text-align="justify"/>
    </style:style>
    <style:style style:name="T52" style:parent-style-name="DefaultParagraphFont" style:family="text">
      <style:text-properties fo:color="#FF0000" fo:language="id" fo:country="ID"/>
    </style:style>
    <style:style style:name="T53" style:parent-style-name="DefaultParagraphFont" style:family="text">
      <style:text-properties fo:color="#FF0000" fo:language="id" fo:country="ID"/>
    </style:style>
    <style:style style:name="T54" style:parent-style-name="DefaultParagraphFont" style:family="text">
      <style:text-properties fo:color="#FF0000" fo:language="id" fo:country="ID"/>
    </style:style>
    <style:style style:name="P55" style:parent-style-name="Normal" style:family="paragraph">
      <style:paragraph-properties fo:margin-left="3.5in">
        <style:tab-stops/>
      </style:paragraph-properties>
    </style:style>
    <style:style style:name="T56" style:parent-style-name="DefaultParagraphFont" style:family="text">
      <style:text-properties fo:language="id" fo:country="ID"/>
    </style:style>
    <style:style style:name="P57" style:parent-style-name="Normal" style:family="paragraph">
      <style:paragraph-properties fo:margin-left="3.5in">
        <style:tab-stops/>
      </style:paragraph-properties>
    </style:style>
    <style:style style:name="P58" style:parent-style-name="Normal" style:family="paragraph">
      <style:paragraph-properties fo:margin-left="4in">
        <style:tab-stops/>
      </style:paragraph-properties>
    </style:style>
    <style:style style:name="P59" style:parent-style-name="Normal" style:family="paragraph">
      <style:paragraph-properties fo:margin-left="4in">
        <style:tab-stops/>
      </style:paragraph-properties>
    </style:style>
    <style:style style:name="P60" style:parent-style-name="Normal" style:family="paragraph">
      <style:paragraph-properties fo:margin-left="4in">
        <style:tab-stops/>
      </style:paragraph-properties>
    </style:style>
    <style:style style:name="P61" style:parent-style-name="Normal" style:family="paragraph">
      <style:paragraph-properties fo:margin-left="4in">
        <style:tab-stops/>
      </style:paragraph-properties>
    </style:style>
    <style:style style:name="P62" style:parent-style-name="Normal" style:family="paragraph">
      <style:paragraph-properties fo:margin-left="3.5in">
        <style:tab-stops/>
      </style:paragraph-properties>
    </style:style>
    <style:style style:name="P63" style:parent-style-name="Normal" style:family="paragraph">
      <style:paragraph-properties fo:margin-left="3in" fo:text-indent="0.5in">
        <style:tab-stops/>
      </style:paragraph-properties>
    </style:style>
    <style:style style:name="P64" style:parent-style-name="Normal" style:family="paragraph">
      <style:text-properties style:font-weight-complex="bold" fo:language="id" fo:country="ID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>
      <style:graphic-properties style:wrap="run-through" style:run-through="foreground" draw:fill="none" draw:stroke="solid" svg:stroke-width="0.0417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<draw:frame draw:z-index="251658240" draw:id="id0" draw:style-name="a1" draw:name="Text Box 56" text:anchor-type="paragraph" svg:x="-0.0752in" svg:y="0in" svg:width="0.87778in" svg:height="1.00903in" style:rel-width="scale" style:rel-height="scale"><draw:text-box><text:p text:style-name="Normal"><text:span text:style-name="T16"><draw:frame draw:style-name="a2" draw:name="Picture 3" text:anchor-type="as-char" svg:x="0in" svg:y="0in" svg:width="0.6772in" svg:height="0.9063in" style:rel-width="scale" style:rel-height="scale"><draw:image xlink:href="media/image2.wmf" xlink:type="simple" xlink:show="embed" xlink:actuate="onLoad"/><svg:title/><svg:desc/></draw:frame></text:span></text:p></draw:text-box><svg:title/><svg:desc/></draw:frame></text:span></text:p>
            <text:p text:style-name="P17"/>
          </table:table-cell>
          <table:table-cell table:style-name="TableCell18">
            <text:p text:style-name="P19">PEMERINTAH KOTA YOGYAKARTA</text:p>
            <text:p text:style-name="P20">DINAS PENDIDIKAN</text:p>
            <text:p text:style-name="P21"><text:span text:style-name="T22"> Jl. Hayam Wuruk No 11<text:s/></text:span><text:span text:style-name="T23">Yogyakarta Kode Pos : 552</text:span><text:span text:style-name="T24">12<text:s/></text:span><text:span text:style-name="T25">Telepon (0274) 512956, 563078, Fax (0274) 512956</text:span></text:p>
            <text:p text:style-name="P26"><text:span text:style-name="T27">EMAIL:<text:s/></text:span><text:a xlink:href="mailto:pendidikan@jogja.go.id" office:target-frame-name="_top" xlink:show="replace"><text:span text:style-name="T28">pendidikan@jogja.go.id</text:span></text:a><text:span text:style-name="T29"><text:s/>EMAIL INTRANET :</text:span><text:a xlink:href="mailto:pendidikan@intra.jogja.go.id" office:target-frame-name="_top" xlink:show="replace"><text:span text:style-name="T30">pendidikan@intra.jogja.go.id</text:span></text:a></text:p>
            <text:p text:style-name="P31"><text:span text:style-name="T32">HOTLINE SMS : 08122780001,2740 HOT LINE EMAIL :<text:s/></text:span><text:a xlink:href="mailto:upik@jogjakota.go.id" office:target-frame-name="_top" xlink:show="replace"><text:span text:style-name="T33">upik@jogjakota.go.id</text:span></text:a></text:p>
            <text:p text:style-name="P34"><draw:connector draw:type="line" svg:x1="-1.0039in" svg:y1="0.2953in" svg:x2="5.12041in" svg:y2="0.2953in" draw:z-index="2" draw:id="id1" draw:style-name="a3" draw:name="Line 55" text:anchor-type="paragraph"><svg:title/><svg:desc/></draw:connector><text:span text:style-name="T35">WEB SITE :<text:s/></text:span><text:a xlink:href="http://www.jogjakota.go.id/" office:target-frame-name="_top" xlink:show="replace"><text:span text:style-name="T36">www.jogjakota.go.id</text:span></text:a></text:p>
          </table:table-cell>
        </table:table-row>
      </table:table>
      <text:p text:style-name="Normal"/>
      <text:p text:style-name="Normal">Nomor<text:tab/><text:tab/>:</text:p>
      <text:p text:style-name="Normal">Lamp.<text:tab/><text:tab/>:</text:p>
      <text:p text:style-name="Normal">Hal<text:tab/><text:tab/>: Laporan Kematian</text:p>
      <text:p text:style-name="Normal"><text:tab/><text:tab/><text:s text:c="2"/><text:span text:style-name="T37">Pegawai Negeri Sipil</text:span></text:p>
      <text:p text:style-name="P38"/>
      <text:p text:style-name="P39"/>
      <text:p text:style-name="P40">Kepada Yth.</text:p>
      <text:p text:style-name="Normal"><text:tab/><text:tab/><text:tab/><text:tab/><text:tab/><text:tab/><text:tab/><text:tab/><text:span text:style-name="T41">[onshow.kepada]</text:span></text:p>
      <text:p text:style-name="Normal"><text:tab/><text:tab/><text:tab/><text:s text:c="2"/><text:tab/><text:tab/><text:tab/><text:tab/><text:tab/>Di <text:s/>Yogyakarta</text:p>
      <text:p text:style-name="Normal"/>
      <text:p text:style-name="Normal"/>
      <text:p text:style-name="Normal">Dengan hormat, kami<text:s/><text:span text:style-name="T42">sampaikan</text:span><text:s/>Laporan Kematian Pegawai Negeri Sipil Dilingkungan Dinas Pendidikan Kota Yogyakarta Atas Nama:<text:tab/><text:tab/></text:p>
      <text:p text:style-name="P43"/>
      <text:p text:style-name="Normal"><text:tab/>Nama<text:tab/><text:tab/><text:tab/>: [onshow.nama1]</text:p>
      <text:p text:style-name="P44"><text:tab/>NIP<text:tab/><text:tab/><text:tab/>:<text:s/><text:span text:style-name="T45">[onshow.NIP1]</text:span></text:p>
      <text:p text:style-name="Normal"><text:tab/>Pangkat/Gol Ruang<text:tab/>: [onshow.pangkat1],<text:s/><text:span text:style-name="T46">[onshow.golongan1]</text:span></text:p>
      <text:p text:style-name="Normal"><text:tab/>Jabatan<text:tab/><text:tab/><text:tab/>:<text:s/><text:span text:style-name="T47">[onshow.jabatan1]</text:span></text:p>
      <text:p text:style-name="Normal"><text:tab/>Unit Kerja<text:s/><text:tab/><text:tab/>:<text:s/><text:span text:style-name="T48">[onshow.unit_kerja1]</text:span></text:p>
      <text:p text:style-name="Normal"><text:tab/>Instansi<text:tab/><text:tab/>:<text:s/><text:span text:style-name="T49">[onshow.instansi1]</text:span></text:p>
      <text:p text:style-name="P50"/>
      <text:p text:style-name="P51">Telah meninggal dunia pada hari<text:s/><text:span text:style-name="T52">(hari)</text:span><text:s/>tanggal<text:s/><text:span text:style-name="T53">(tanggal)</text:span>, dikarenakan<text:s/><text:span text:style-name="T54">(sebab)</text:span>.</text:p>
      <text:p text:style-name="Normal"/>
      <text:p text:style-name="Normal">Demikian atas perhatian <text:s/>Bapak Walikota kami haturkan terima kasih. <text:s/></text:p>
      <text:p text:style-name="Normal"/>
      <text:p text:style-name="Normal"><text:s text:c="2"/></text:p>
      <text:p text:style-name="Normal"><text:s/><text:tab/></text:p>
      <text:p text:style-name="P55">Yogyakarta,<text:s/><text:span text:style-name="T56">[onshow.tanggal]</text:span></text:p>
      <text:p text:style-name="Normal"><text:tab/><text:tab/><text:tab/><text:tab/><text:tab/><text:tab/><text:tab/></text:p>
      <text:p text:style-name="P57"><text:s/>Kepala,</text:p>
      <text:p text:style-name="P58"/>
      <text:p text:style-name="P59"><text:s/></text:p>
      <text:p text:style-name="P60"/>
      <text:p text:style-name="P61"/>
      <text:p text:style-name="P62">Drs. Edy Heri Suasana, M.Pd</text:p>
      <text:p text:style-name="P63">NIP 19610605 198401 1 005</text:p>
      <text:p text:style-name="Normal"/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fo:font-size="12pt" style:font-size-asian="12pt" style:font-size-complex="12pt" fo:language="en" fo:country="US" style:language-asian="en" style:country-asian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odyText" style:display-name="Body Text" style:family="paragraph" style:parent-style-name="Normal">
      <style:text-properties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style:style style:name="BodyTextChar" style:display-name="Body Text Char" style:family="text" style:parent-style-name="DefaultParagraphFont">
      <style:text-properties style:font-name="Times New Roman" style:font-name-asian="Times New Roman" fo:font-size="12pt" style:font-size-asian="12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4597in" fo:page-height="12.9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Textbody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fo:font-size="9pt" style:font-size-asian="9pt"/>
    </style:style>
    <style:style style:name="P4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5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6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7" style:parent-style-name="Textbody" style:family="paragraph">
      <style:paragraph-properties fo:text-align="center" fo:margin-bottom="0in"/>
      <style:text-properties fo:font-size="9pt" style:font-size-asian="9pt"/>
    </style:style>
    <style:style style:name="P8" style:parent-style-name="Textbody" style:family="paragraph">
      <style:paragraph-properties fo:text-align="center" fo:margin-bottom="0in"/>
      <style:text-properties fo:font-size="9pt" style:font-size-asian="9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2"><text:span text:style-name="T3"><draw:frame draw:z-index="251659264" draw:style-name="a0" draw:name="graphics1" text:anchor-type="paragraph" svg:x="0in" svg:y="-0.002in" svg:width="0.7516in" svg:height="1.0925in" style:rel-width="scale" style:rel-height="scale"><draw:image xlink:href="media/image1.png" xlink:type="simple" xlink:show="embed" xlink:actuate="onLoad"/><svg:title/><svg:desc/></draw:frame></text:span></text:p>
        <text:p text:style-name="P4"/>
        <text:p text:style-name="P5"/>
        <text:p text:style-name="P6">SEGORO  AMARTO</text:p>
        <text:p text:style-name="P7">SEMANGAT GOTONG ROYONG AGAWE MAJUNE  NGAYOGYAKARTO</text:p>
        <text:p text:style-name="P8">KEMANDIRIAN – KEDISIPLINAN – KEPEDULIAN – KEBERSAMAAN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dc:description/>
    <dc:subject/>
    <meta:initial-creator>angga</meta:initial-creator>
    <dc:creator>vinsensius satya</dc:creator>
    <meta:creation-date>2016-02-02T03:32:00Z</meta:creation-date>
    <dc:date>2016-02-17T07:08:00Z</dc:date>
    <meta:print-date>2014-07-27T09:58:00Z</meta:print-date>
    <meta:template xlink:href="Normal.dotm" xlink:type="simple"/>
    <meta:editing-cycles>9</meta:editing-cycles>
    <meta:editing-duration>PT180S</meta:editing-duration>
    <meta:document-statistic meta:page-count="1" meta:paragraph-count="2" meta:word-count="186" meta:character-count="1246" meta:row-count="8" meta:non-whitespace-character-count="1062"/>
  </office:meta>
</office:document-meta>
</file>